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6023361353805203456"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3461635221854874348"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5228847503700344059"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4922268173752996622"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54007170704480803"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4413946440451191984"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4160849228376729632"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3710804335715207326"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40619663" text:continue-list="list4160849228376729632"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532845806847155981"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13201"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26340"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40621791"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40630155"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34266"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7217939260847695225"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3743914762483184713"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485505431068179415"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08998" text:continue-numbering="true" text:style-name="L12">
        <text:list-item>
          <text:list>
            <text:list-header>
              <text:p text:style-name="P190">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67719951331095139" text:style-name="L13">
        <text:list-item>
          <text:list>
            <text:list-header>
              <text:p text:style-name="P179">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290793452612544790"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715539065542880453" text:style-name="L15">
        <text:list-item>
          <text:list>
            <text:list-header>
              <text:p text:style-name="P169">1.5 miles averaging about 9:40/mile and rest 1 min</text:p>
            </text:list-header>
          </text:list>
        </text:list-item>
      </text:list>
      <text:p text:style-name="P23">1 mile in 8:26 and rest 2 min</text:p>
      <text:list xml:id="list4013271928492830608"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88758362747012581" text:style-name="L17">
        <text:list-item>
          <text:list>
            <text:list-header>
              <text:p text:style-name="P171">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14861" text:continue-numbering="true" text:style-name="L17">
        <text:list-item>
          <text:list>
            <text:list-header>
              <text:p text:style-name="P171">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1017745053419438624"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001055105390600800"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5694635004978929043"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40627235" text:continue-list="list7001055105390600800" text:style-name="L19">
        <text:list-item>
          <text:list>
            <text:list-header>
              <text:p text:style-name="P173">(Pace*HR)=1240</text:p>
            </text:list-header>
          </text:list>
        </text:list-item>
      </text:list>
      <text:list xml:id="list40632221" text:continue-list="list1017745053419438624" text:style-name="L18">
        <text:list-item>
          <text:list>
            <text:list-header>
              <text:p text:style-name="P172">2 miles at 10:46/mile Ave HR= 121 bpm and rest a few minutes</text:p>
            </text:list-header>
          </text:list>
        </text:list-item>
      </text:list>
      <text:list xml:id="list40635952" text:continue-list="list40627235"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0608809"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306984627758230410"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460092663135911690"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111406231614197040"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5175193200086273425"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162962797552284962"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092409826856618315"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0634161" text:continue-numbering="true" text:style-name="L26">
        <text:list-item>
          <text:list>
            <text:list-header>
              <text:p text:style-name="P177">0.1 mile lead in to a 4 mile run</text:p>
              <text:p text:style-name="P182">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28738"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726489826423625756"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29T20:38:43.96</dc:date>
    <dc:creator>James Lombardi</dc:creator>
    <meta:editing-duration>P18DT17H14M23S</meta:editing-duration>
    <meta:editing-cycles>1426</meta:editing-cycles>
    <meta:generator>OpenOffice/4.1.2$Win32 OpenOffice.org_project/412m3$Build-9782</meta:generator>
    <meta:document-statistic meta:table-count="0" meta:image-count="9" meta:object-count="0" meta:page-count="151" meta:paragraph-count="4292" meta:word-count="46964" meta:character-count="241420"/>
  </office:meta>
</office:document-meta>
</file>